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erif"/>
    <style:font-face style:name="Mangal1" svg:font-family="Mangal"/>
    <style:font-face style:name="Open Sans" svg:font-family="'Open Sans', sans-serif"/>
    <style:font-face style:name="OpenSymbol" svg:font-family="OpenSymbol"/>
    <style:font-face style:name="Roboto" svg:font-family="Roboto, sans-serif"/>
    <style:font-face style:name="Verdana1" svg:font-family="Verdana, Arial, sans-serif"/>
    <style:font-face style:name="Verdana" svg:font-family="Verdana, Helvetica, 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style:line-height-at-least="0.2709in" fo:orphans="2" fo:widows="2" fo:text-indent="0in" style:auto-text-indent="false"/>
      <style:text-properties fo:font-variant="normal" fo:text-transform="none" fo:color="#333333" style:font-name="Roboto" fo:font-size="12pt" fo:letter-spacing="normal" fo:font-style="normal" fo:font-weight="normal"/>
    </style:style>
    <style:style style:name="P2" style:family="paragraph" style:parent-style-name="Text_20_body">
      <style:paragraph-properties fo:margin-left="0in" fo:margin-right="0in" style:line-height-at-least="0.2083in" fo:text-align="start" style:justify-single-word="false" fo:orphans="2" fo:widows="2" fo:text-indent="0in" style:auto-text-indent="false"/>
      <style:text-properties fo:font-variant="normal" fo:text-transform="none" fo:color="#333333" style:font-name="Verdana1" fo:font-size="8.25pt" fo:letter-spacing="normal" fo:font-style="normal" fo:font-weight="normal"/>
    </style:style>
    <style:style style:name="P3" style:family="paragraph" style:parent-style-name="Text_20_body">
      <style:paragraph-properties fo:margin-left="0in" fo:margin-right="0in" style:line-height-at-least="0.2083in" fo:text-align="start" style:justify-single-word="false" fo:orphans="2" fo:widows="2" fo:text-indent="0in" style:auto-text-indent="false"/>
      <style:text-properties fo:font-variant="normal" fo:text-transform="none" fo:color="#333333" style:font-name="Verdana1" fo:font-size="8.25pt" fo:letter-spacing="normal" fo:font-style="normal" fo:font-weight="bold"/>
    </style:style>
    <style:style style:name="P4" style:family="paragraph" style:parent-style-name="Text_20_body">
      <style:paragraph-properties fo:margin-left="0in" fo:margin-right="0in" style:line-height-at-least="0.2709in" fo:orphans="2" fo:widows="2" fo:text-indent="0in" style:auto-text-indent="false"/>
    </style:style>
    <style:style style:name="P5" style:family="paragraph" style:parent-style-name="Text_20_body">
      <style:paragraph-properties fo:margin-left="0in" fo:margin-right="0in" style:line-height-at-least="0.2083in" fo:text-align="start" style:justify-single-word="false" fo:orphans="2" fo:widows="2" fo:text-indent="0in" style:auto-text-indent="false"/>
    </style:style>
    <style:style style:name="P6" style:family="paragraph" style:parent-style-name="Text_20_body">
      <style:paragraph-properties fo:margin-left="0in" fo:margin-right="0in" fo:margin-top="0in" fo:margin-bottom="0in" style:line-height-at-least="0.25in" fo:orphans="2" fo:widows="2" fo:text-indent="0in" style:auto-text-indent="false" fo:padding="0in" fo:border="none"/>
      <style:text-properties fo:font-variant="normal" fo:text-transform="none" fo:color="#333333" style:font-name="Helvetica Neue" fo:font-size="11.25pt" fo:letter-spacing="normal" fo:font-style="normal" fo:font-weight="normal"/>
    </style:style>
    <style:style style:name="P7" style:family="paragraph" style:parent-style-name="Text_20_body" style:list-style-name="L1">
      <style:paragraph-properties fo:margin-left="0in" fo:margin-right="0in" fo:margin-top="0in" fo:margin-bottom="0in" style:line-height-at-least="0.2189in" fo:orphans="2" fo:widows="2" fo:text-indent="0in" style:auto-text-indent="false" fo:padding="0in" fo:border="none"/>
    </style:style>
    <style:style style:name="P8" style:family="paragraph" style:parent-style-name="Text_20_body" style:list-style-name="L1">
      <style:paragraph-properties fo:margin-top="0in" fo:margin-bottom="0in" style:line-height-at-least="0.2189in" fo:orphans="2" fo:widows="2" fo:padding-left="0.0835in" fo:padding-right="0in" fo:padding-top="0in" fo:padding-bottom="0in" fo:border-left="0.0008in solid #cccccc" fo:border-right="none" fo:border-top="none" fo:border-bottom="none"/>
    </style:style>
    <style:style style:name="P9" style:family="paragraph" style:parent-style-name="Heading_20_3">
      <style:text-properties fo:font-variant="normal" fo:text-transform="none" fo:color="#333333" style:font-name="Roboto" fo:font-size="12pt" fo:letter-spacing="normal" fo:font-style="normal" fo:font-weight="bold"/>
    </style:style>
    <style:style style:name="P10" style:family="paragraph" style:parent-style-name="Heading_20_5">
      <style:paragraph-properties fo:margin-left="0in" fo:margin-right="0in" style:line-height-at-least="0.2709in" fo:orphans="2" fo:widows="2" fo:text-indent="0in" style:auto-text-indent="false"/>
      <style:text-properties fo:font-variant="normal" fo:text-transform="none" fo:color="#7093b8" style:font-name="Verdana" fo:font-size="10.5pt" fo:letter-spacing="normal" fo:font-style="normal" fo:font-weight="bold"/>
    </style:style>
    <style:style style:name="T1" style:family="text">
      <style:text-properties fo:font-weight="bold"/>
    </style:style>
    <style:style style:name="T2" style:family="text">
      <style:text-properties fo:color="#000000" style:font-name="Open Sans" fo:font-size="10.5pt"/>
    </style:style>
    <style:style style:name="T3" style:family="text">
      <style:text-properties fo:font-variant="normal" fo:text-transform="none" fo:color="#000000" style:font-name="inherit" fo:font-size="11.25pt" fo:letter-spacing="normal" fo:font-style="normal" fo:font-weight="bold"/>
    </style:style>
    <style:style style:name="T4" style:family="text">
      <style:text-properties fo:font-variant="normal" fo:text-transform="none" fo:color="#333333" fo:letter-spacing="normal"/>
    </style:style>
    <style:style style:name="T5" style:family="text">
      <style:text-properties fo:font-variant="normal" fo:text-transform="none" fo:color="#333333" style:font-name="Roboto" fo:font-size="12pt" fo:letter-spacing="normal" fo:font-style="normal" fo:font-weight="normal"/>
    </style:style>
    <style:style style:name="T6" style:family="text">
      <style:text-properties fo:font-variant="normal" fo:text-transform="none" fo:color="#333333" style:font-name="Verdana1" fo:font-size="8.25pt" fo:letter-spacing="normal" fo:font-style="normal" fo:font-weight="normal"/>
    </style:style>
    <style:style style:name="T7" style:family="text">
      <style:text-properties fo:font-variant="normal" fo:text-transform="none" fo:color="#333333" style:font-name="Verdana1" fo:font-size="8.25pt" fo:letter-spacing="normal" fo:font-style="normal" fo:font-weight="bold"/>
    </style:style>
    <style:style style:name="T8" style:family="text">
      <style:text-properties fo:font-variant="normal" fo:text-transform="none" fo:color="#333333" style:font-name="Verdana1" fo:font-size="10pt" fo:letter-spacing="normal" fo:font-style="normal" fo:font-weight="normal"/>
    </style:style>
    <style:style style:name="T9" style:family="text">
      <style:text-properties fo:font-variant="normal" fo:text-transform="none" fo:color="#0072bc" style:text-line-through-style="none" style:font-name="Roboto" fo:font-size="10.5pt" fo:letter-spacing="normal" fo:font-style="normal" style:text-underline-style="none" fo:font-weight="normal" style:text-blinking="false" fo:background-color="transparent"/>
    </style:style>
    <style:style style:name="T10" style:family="text">
      <style:text-properties fo:font-variant="normal" fo:text-transform="none" fo:color="#0072bc" style:text-line-through-style="none" style:font-name="Roboto" fo:font-size="12pt" fo:letter-spacing="normal" fo:font-style="normal" style:text-underline-style="none" fo:font-weight="bold" style:text-blinking="false" fo:background-color="transparent"/>
    </style:style>
    <style:style style:name="T11" style:family="text">
      <style:text-properties fo:font-variant="normal" fo:text-transform="none" fo:color="#0072bc" style:text-line-through-style="none" style:font-name="Roboto" fo:font-size="12pt" fo:letter-spacing="normal" fo:font-style="normal" style:text-underline-style="none" fo:font-weight="normal" style:text-blinking="false" fo:background-color="transparent"/>
    </style:style>
    <style:style style:name="T12" style:family="text">
      <style:text-properties fo:font-variant="normal" fo:text-transform="none" fo:color="#52759a" style:font-name="Verdana1" fo:font-size="8.25pt" fo:letter-spacing="normal" fo:font-style="normal" style:text-underline-style="solid" style:text-underline-width="auto" style:text-underline-color="font-color" fo:font-weight="normal"/>
    </style:style>
    <style:style style:name="T13" style:family="text">
      <style:text-properties style:text-underline-style="solid" style:text-underline-width="auto" style:text-underline-color="font-color" fo:font-weight="bol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text:span text:style-name="T3">1) Hypothyroidism</text:span></text:span></text:h>
      <text:p text:style-name="P6">Hypothyroidism is a condition in which the thyroid gland is under-active and consequently fails to produce an adequate number of certain hormones required by the body. Hypothyroidism upsets the chemical balance the body is constantly attempting to maintain. Over time, hypothyroidism can lead to a number of adverse health conditions. There are many different symptoms that can be experienced by someone who has a hypothyroid condition, numbness to the face or other parts of the body being only one of them. Many different organs can be affected by hypothyroidism so it should come as no surprise that the nervous system could be affected as well. Numbness does not necessarily indicate hypothyroidism, but there have been cases where hypothyroidism has been found to be either a primary or a contributing factor to the numbness. The numbness itself has also been diagnosed as being a symptom of the condition.</text:p>
      <text:p text:style-name="Standard"/>
      <text:h text:style-name="P9" text:outline-level="3">How is hypothyroidism diagnosed?</text:h>
      <text:list xml:id="list8053526524269785095" text:style-name="L1">
        <text:list-item>
          <text:p text:style-name="P7"><text:span text:style-name="T4"> </text:span><text:a xlink:type="simple" xlink:href="http://www.medicinenet.com/script/main/art.asp?articlekey=914&amp;questionid=1237" office:target-frame-name="_blank" xlink:show="new" text:style-name="Internet_20_link" text:visited-style-name="Visited_20_Internet_20_Link"><text:span text:style-name="T9">Readers Comments </text:span></text:a><text:a xlink:type="simple" xlink:href="http://www.medicinenet.com/script/main/art.asp?articlekey=914&amp;questionid=1237" office:target-frame-name="_blank" xlink:show="new" text:style-name="Internet_20_link" text:visited-style-name="Visited_20_Internet_20_Link"><text:span text:style-name="Strong_20_Emphasis"><text:span text:style-name="T10">5</text:span></text:span></text:a></text:p>
        </text:list-item>
        <text:list-item>
          <text:p text:style-name="P8"><text:span text:style-name="T4"> </text:span><text:a xlink:type="simple" xlink:href="http://www.medicinenet.com/script/main/submit-patient-comments.asp?questionid=1237" office:target-frame-name="_blank" xlink:show="new" text:style-name="Internet_20_link" text:visited-style-name="Visited_20_Internet_20_Link"><text:span text:style-name="T9">Share Your Story</text:span></text:a></text:p>
        </text:list-item>
      </text:list>
      <text:p text:style-name="P4"><text:span text:style-name="T5">A diagnosis of hypothyroidism can be suspected in patients with </text:span><text:a xlink:type="simple" xlink:href="http://www.medicinenet.com/fatigue_and_tiredness/symptoms.htm" text:style-name="Internet_20_link" text:visited-style-name="Visited_20_Internet_20_Link"><text:span text:style-name="T11">fatigue</text:span></text:a><text:span text:style-name="T5">, cold intolerance, </text:span><text:a xlink:type="simple" xlink:href="http://www.medicinenet.com/constipation_myths_facts_pictures_slideshow/article.htm" office:target-frame-name="_blank" xlink:show="new" text:style-name="Internet_20_link" text:visited-style-name="Visited_20_Internet_20_Link"><text:span text:style-name="T11">constipation</text:span></text:a><text:span text:style-name="T5">, and dry, flaky skin. A blood test is needed to confirm the diagnosis.</text:span></text:p>
      <text:p text:style-name="P1">When hypothyroidism is present, the blood levels of thyroid hormones can be measured directly and are usually decreased. However, in early hypothyroidism, the level of thyroid hormones (T3 and T4) may be normal. Therefore, the main tool for the detection of hyperthyroidism is the measurement of the TSH, the thyroid stimulating hormone. As mentioned earlier, TSH is secreted by the pituitary gland. If a decrease of thyroid hormone occurs, the pituitary gland reacts by producing more TSH and the blood TSH level increases in an attempt to encourage thyroid hormone production. This increase in TSH can actually precede the fall in thyroid hormones by months or years (see the section on Subclinical Hypothyroidism below). Thus, the measurement of TSH should be elevated in cases of hypothyroidism.</text:p>
      <text:p text:style-name="P1"/>
      <text:p text:style-name="P1"><text:span text:style-name="T2">Hypothyroidism:  If thyroid hormone levels are too low, body functions can slow down and lead to swelling in the neck (goiter), a slow heart rate,</text:span> etc</text:p>
      <text:h text:style-name="P10" text:outline-level="5">Hypothyroidism and your heart</text:h>
      <text:p text:style-name="P5"><text:span text:style-name="T6">In modest cases of </text:span><text:a xlink:type="simple" xlink:href="http://www.mythyroid.com/hypothyroidism/hypothyroidism.html" text:style-name="Internet_20_link" text:visited-style-name="Visited_20_Internet_20_Link"><text:span text:style-name="T12">hypothyroidism</text:span></text:a><text:span text:style-name="T6">, the heart rate may be slowed, although heart function is generally normal. With more significant and prolonged deficiency of thyroid hormone, cardiac function may become abnormal. In persons who </text:span><text:soft-page-break/><text:span text:style-name="T6">have normal heart function and no history of heart disease to begin with, these mild changes in heart function associated with hypothyroidism are usually imperceptible. Although there are very few large randomized studies examining the effect of treating mild hypothyroidism on cardiac function, there is some data that correction of even </text:span><text:span text:style-name="T7">mild hypothyroidism</text:span><text:span text:style-name="T6"> may improve objective parameters of cardiac function, as demonstrated in </text:span><text:a xlink:type="simple" xlink:href="http://www.ncbi.nlm.nih.gov/entrez/query.fcgi?cmd=Retrieve&amp;db=PubMed&amp;list_uids=12767425&amp;dopt=Abstract" office:target-frame-name="_blank" xlink:show="new" text:style-name="Internet_20_link" text:visited-style-name="Visited_20_Internet_20_Link"><text:span text:style-name="T12">Assessment of left ventricular diastolic function by radionuclide ventriculography at rest and exercise in subclinical hypothyroidism, and its response to L-thyroxine therapy. Am J Cardiol. 2003 Jun 1; 91 (11): 1327-1330</text:span></text:a><text:span text:style-name="T6"> and </text:span><text:a xlink:type="simple" xlink:href="http://www.ncbi.nlm.nih.gov/entrez/query.fcgi?cmd=Retrieve&amp;db=pubmed&amp;dopt=Abstract&amp;list_uids=15680725" office:target-frame-name="_blank" xlink:show="new" text:style-name="Internet_20_link" text:visited-style-name="Visited_20_Internet_20_Link"><text:span text:style-name="T12">Does subclinical hypothyroidism affect cardiac pump performance? Evidence from a magnetic resonance imaging study. J Am Coll Cardiol. 2005 Feb 1; 45 (3): 439-45.</text:span></text:a></text:p>
      <text:p text:style-name="P5"><text:span text:style-name="T6">In some patients with pre-existing heart disease, hypothyroidism may be associated with decreased cardiac function, producing a mild exacerbation or deterioration in the underlying heart condition, occasionally leading to shortness of breath, or rarely, congestive heart failure </text:span><text:a xlink:type="simple" xlink:href="http://www.ncbi.nlm.nih.gov/entrez/query.fcgi?cmd=Retrieve&amp;db=pubmed&amp;dopt=Abstract&amp;list_uids=15240616" office:target-frame-name="_blank" xlink:show="new" text:style-name="Internet_20_link" text:visited-style-name="Visited_20_Internet_20_Link"><text:span text:style-name="T12">Risk for ischemic heart disease and all-cause mortality in subclinical hypothyroidism. J Clin Endocrinol Metab. 2004 Jul;89(7):3365-70.</text:span></text:a><text:span text:style-name="T6"> In such patients, treatment with thyroid hormone may improve several parameters of cardiac function, even after only a few weeks of treatment. For example, see </text:span><text:a xlink:type="simple" xlink:href="http://www.ncbi.nlm.nih.gov/entrez/query.fcgi?cmd=Retrieve&amp;db=PubMed&amp;list_uids=11740133&amp;dopt=Abstract" office:target-frame-name="_blank" xlink:show="new" text:style-name="Internet_20_link" text:visited-style-name="Visited_20_Internet_20_Link">Thyroid Hormone Substitution Therapy Rapidly Enhances Left-Ventricular Diastolic Function in Hypothyroid Patients. Cardiology. 2001 Dec;96(2):59-64</text:a><text:a xlink:type="simple" xlink:href="http://www.ncbi.nlm.nih.gov/entrez/query.fcgi?cmd=Retrieve&amp;db=PubMed&amp;list_uids=11740133&amp;dopt=Abstract" office:target-frame-name="_blank" xlink:show="new" text:style-name="Internet_20_link" text:visited-style-name="Visited_20_Internet_20_Link">.</text:a></text:p>
      <text:p text:style-name="P2">Although treatment of hypothyroid patients who have heart disease may ultimately increase energy and improve cardiac function, <text:span text:style-name="T13">treatment must be initiated slowly, and low doses of thyroid hormone should be used</text:span>, especially in patients who have or who are at risk for development of coronary artery disease.</text:p>
      <text:p text:style-name="P2">Many patients with significant degrees of hypothyroidism may have a reduced heart rate, and occasionally reduced function of the heart due to the  lack of the beneficial action of thyroid hormone on the heart muscle. Patients with more severe hypothyroidism may develop fluid around the heart, a condition known as a<text:span text:style-name="T1">pericardial effusion</text:span>. Treatment of patients with thyroid hormone will usually gradually improve the normal function of the heart muscle, however caution is indicated in such instances. It is usually better to err on the side of caution when heart disease is suspected or present, and start replacement, if indicated, with very low doses of thyroid hormone, in the range of 25 ug of thyroxine daily. The dose of thyroid hormone can then be gradually increased every 3-6 weeks, as long as the thyroid hormone replacement is well tolerated. As even small amounts of thyroid hormone can speed up the metabolic activity and oxygen consumption of your heart, treatment with even small doses of thyroid hormone may cause angina, shortness of breath or palpitations and rapid heart beats in some susceptible patients. Accordingly, even though it may take longer to build up to normal levels of thyroid hormone, it is best to be cautious about the timetable for replacing thyroid hormone in hypothyroid patients with heart disease.</text:p>
      <text:p text:style-name="P3">Are there benefits to treating asymptomatic subclinical hypothyroidism in patients with heart disease, especially in the setting of coronary artery disease?</text:p>
      <text:p text:style-name="P5"><text:span text:style-name="T6">Given the caveats noted above, it is also clear that patients with hypothyroidism may have increased levels of cholesterol and triglycerides, and correction of the hypothyroid state may have a modest beneficial effect on these parameters. A study published in 1999 suggests another intriguing link between </text:span><text:span text:style-name="T7">homocysteine</text:span><text:span text:style-name="T6"> and thyroid status. Levels of plasma </text:span><text:span text:style-name="T7">homocysteine</text:span><text:span text:style-name="T6"> appear to be an independent risk factor for coronary artery disease. Patients with hypothyroidism have elevated levels of plasma </text:span><text:span text:style-name="T7">homocysteine</text:span><text:span text:style-name="T6">, and these levels decrease significantly once the hypothyroidism is corrected. See </text:span><text:a xlink:type="simple" xlink:href="http://www.ncbi.nlm.nih.gov/entrez/query.fcgi?cmd=Retrieve&amp;db=PubMed&amp;list_uids=10475887&amp;dopt=Abstract" office:target-frame-name="_blank" xlink:show="new" text:style-name="Internet_20_link" text:visited-style-name="Visited_20_Internet_20_Link"><text:span text:style-name="T12">Normalization of hyperhomocysteinemia with L-thyroxine in hypothyroidism. Ann Intern Med. 1999 Sep 7;131(5):348-51.</text:span></text:a><text:span text:style-name="T6"> Although the study was small and carried out over a short period of time, the results are intriguing, have been confirmed in follow-up studies such as </text:span><text:a xlink:type="simple" xlink:href="http://www.ncbi.nlm.nih.gov/entrez/query.fcgi?cmd=Retrieve&amp;db=PubMed&amp;list_uids=10646653&amp;dopt=Abstract" office:target-frame-name="_blank" xlink:show="new" text:style-name="Internet_20_link" text:visited-style-name="Visited_20_Internet_20_Link"><text:span text:style-name="T12">Homocysteine, hypothyroidism, and effect of thyroid hormone replacement. Thyroid. 1999 Dec;9(12):1163-6</text:span></text:a><text:span text:style-name="T6">. and suggest the relationship between hypothyroidism, </text:span><text:span text:style-name="T7">homocysteine</text:span><text:span text:style-name="T6">, and the development and/or treatment of heart disease, deserves further scrutiny. Moreover, there is evidence that treatment of subclinical hypothyroidism produces small but significant improvements </text:span><text:soft-page-break/><text:span text:style-name="T6">in plasma lipids, waist-hip ratio, and endothelial function, as outlined in </text:span><text:a xlink:type="simple" xlink:href="http://www.ncbi.nlm.nih.gov/entrez/query.fcgi?db=pubmed&amp;cmd=Retrieve&amp;dopt=AbstractPlus&amp;list_uids=17299073&amp;query_hl=3&amp;itool=pubmed_DocSum" text:style-name="Internet_20_link" text:visited-style-name="Visited_20_Internet_20_Link"><text:span text:style-name="T12">The beneficial effect of L-thyroxine on cardiovascular risk factors, endothelial function and quality of life in subclinical hypothyroidism: randomised, crossover trial. J Clin Endocrinol Metab. 2007 Feb 13; [Epub ahead of print]</text:span></text:a></text:p>
      <text:p text:style-name="P5"><text:span text:style-name="T6">Similarly, levels of C Reactive Protein (CRP), a circulating protein that also indirectly correlates with the risk of heart disease, are elevated in patients with overt or subclinical hypothyroidism. However, CRP levels do not correlate perfectly with the extent of hypothyroidism, and treatment of the hypothyroidism frequently has no effect on the levels of CRP. See </text:span><text:a xlink:type="simple" xlink:href="http://www.ncbi.nlm.nih.gov/entrez/query.fcgi?cmd=Retrieve&amp;db=PubMed&amp;list_uids=12535752&amp;dopt=Abstract" office:target-frame-name="_blank" xlink:show="new" text:style-name="Internet_20_link" text:visited-style-name="Visited_20_Internet_20_Link"><text:span text:style-name="T12">Elevated C-reactive protein and homocysteine values: cardiovascular risk factors in hypothyroidism? A cross-sectional and a double-blind, placebo-controlled trial. Atherosclerosis. 2003 Feb;166(2):379-86.</text:span></text:a></text:p>
      <text:p text:style-name="P5"><text:span text:style-name="T6">Although there is a questionable correlation between levels of TSH and mean blood pressure even in  individuals with normal thyroid function </text:span><text:a xlink:type="simple" xlink:href="http://www.ncbi.nlm.nih.gov/entrez/query.fcgi?cmd=Retrieve&amp;db=pubmed&amp;dopt=Abstract&amp;list_uids=15240631" office:target-frame-name="_blank" xlink:show="new" text:style-name="Internet_20_link" text:visited-style-name="Visited_20_Internet_20_Link"><text:span text:style-name="T12">Thyroid function and blood pressure homeostasis in euthyroid subjects. J Clin Endocrinol Metab. 2004 Jul;89(7):3455-61,</text:span></text:a><text:span text:style-name="T6"> there is little evidence that treating very modest levels of TSH elevation produces independent lowering of blood pressure. Nevertheless, in some studies, even mild subclinical hypothyroidism is associated with an increased risk of cardiovascular events </text:span><text:a xlink:type="simple" xlink:href="http://www.ncbi.nlm.nih.gov/entrez/query.fcgi?cmd=Retrieve&amp;db=pubmed&amp;dopt=Abstract&amp;list_uids=16314542&amp;query_hl=1&amp;itool=pubmed_DocSum" text:style-name="Internet_20_link" text:visited-style-name="Visited_20_Internet_20_Link"><text:span text:style-name="T12">Subclinical thyroid dysfunction as a risk factor for cardiovascular disease. Arch Intern Med. 2005 Nov 28;165(21):2467-72.</text:span></text:a><text:span text:style-name="T6"> Indeed, some studies do show a modest correlation between the level of TSH and diastolic blood pressure as outlined in </text:span><text:a xlink:type="simple" xlink:href="http://www.ncbi.nlm.nih.gov/entrez/query.fcgi?db=pubmed&amp;cmd=Retrieve&amp;dopt=AbstractPlus&amp;list_uids=17200168&amp;query_hl=1&amp;itool=pubmed_DocSum" text:style-name="Internet_20_link" text:visited-style-name="Visited_20_Internet_20_Link"><text:span text:style-name="T12">Association between blood pressure and serum TSH concentration within the reference range: a population-based study. J Clin Endocrinol Metab. 2007 Jan 2; [Epub ahead of print]</text:span></text:a><text:span text:style-name="T8">. </text:span><text:span text:style-name="T6">Although a very large prospective study (The EPIC-Norfolk prospective population study) demonstrated a modest but detectable correlation between levels of TSH and blood pressure and lipid levels, there was no link between the detection of subclinical hypothyroidism at the start of the study, and the subsequent development of coronary artery disease or all cause mortality in over 11,500 individuals </text:span><text:a xlink:type="simple" xlink:href="http://www.ncbi.nlm.nih.gov/pubmed/19486022?ordinalpos=24&amp;itool=EntrezSystem2.PEntrez.Pubmed.Pubmed_ResultsPanel.Pubmed_DefaultReportPanel.Pubmed_RVDocSum" text:style-name="Internet_20_link" text:visited-style-name="Visited_20_Internet_20_Link"><text:span text:style-name="T12">Initial thyroid status and cardiovascular risk factors: The EPIC-Norfolk prospective population study Clin Endocrinol (Oxf). 2009 May 25. [Epub ahead of print]</text:span></text:a></text:p>
      <text:p text:style-name="P5"><text:span text:style-name="T6">For an overview of the cardiac abnormalities that may be present in patients with mild hypothyroidism, and opinions about treatment, see </text:span><text:a xlink:type="simple" xlink:href="http://www.ncbi.nlm.nih.gov/entrez/query.fcgi?cmd=Retrieve&amp;db=PubMed&amp;list_uids=11014311&amp;dopt=Abstract" office:target-frame-name="_blank" xlink:show="new" text:style-name="Internet_20_link" text:visited-style-name="Visited_20_Internet_20_Link"><text:span text:style-name="T12">Cardiovascular and atherogenic aspects of subclinical hypothyroidism </text:span></text:a><text:a xlink:type="simple" xlink:href="http://www.ncbi.nlm.nih.gov/entrez/query.fcgi?cmd=Retrieve&amp;db=PubMed&amp;list_uids=11014311&amp;dopt=Abstract" office:target-frame-name="_blank" xlink:show="new" text:style-name="Internet_20_link" text:visited-style-name="Visited_20_Internet_20_Link"><text:span text:style-name="Emphasis"><text:span text:style-name="T12">Thyroid</text:span></text:span></text:a><text:a xlink:type="simple" xlink:href="http://www.ncbi.nlm.nih.gov/entrez/query.fcgi?cmd=Retrieve&amp;db=PubMed&amp;list_uids=11014311&amp;dopt=Abstract" office:target-frame-name="_blank" xlink:show="new" text:style-name="Internet_20_link" text:visited-style-name="Visited_20_Internet_20_Link"><text:span text:style-name="T12"> 2000 Aug;10(8):665-79</text:span></text:a><text:span text:style-name="T6"> and </text:span><text:a xlink:type="simple" xlink:href="http://www.ncbi.nlm.nih.gov/entrez/query.fcgi?cmd=Retrieve&amp;db=PubMed&amp;list_uids=12562546&amp;dopt=Abstract" office:target-frame-name="_blank" xlink:show="new" text:style-name="Internet_20_link" text:visited-style-name="Visited_20_Internet_20_Link"><text:span text:style-name="T12">Cardiovascular and medical ramifications of treatment of subclinical hypothyroidism. Curr Atheroscler Rep. 2003 Jan;5(1):73-7</text:span></text:a><text:span text:style-name="T6"> and </text:span><text:a xlink:type="simple" xlink:href="http://www.ncbi.nlm.nih.gov/entrez/query.fcgi?cmd=Retrieve&amp;db=pubmed&amp;dopt=Abstract&amp;list_uids=15193811" office:target-frame-name="_blank" xlink:show="new" text:style-name="Internet_20_link" text:visited-style-name="Visited_20_Internet_20_Link"><text:span text:style-name="T12">Effects of thyroxin therapy on cardiac function in patients with subclinical hypothyroidism: index of myocardial performance in the evaluation of left ventricular function. Int J Cardiol. 2004 Jun;95(2-3):135-43.</text:span></text:a></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erif"/>
    <style:font-face style:name="Mangal1" svg:font-family="Mangal"/>
    <style:font-face style:name="Open Sans" svg:font-family="'Open Sans', sans-serif"/>
    <style:font-face style:name="OpenSymbol" svg:font-family="OpenSymbol"/>
    <style:font-face style:name="Roboto" svg:font-family="Roboto, sans-serif"/>
    <style:font-face style:name="Verdana1" svg:font-family="Verdana, Arial, sans-serif"/>
    <style:font-face style:name="Verdana" svg:font-family="Verdana, Helvetica, Arial, sans-serif"/>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8-25T08:16:54.16</meta:creation-date>
    <dc:date>2016-08-25T12:09:46.75</dc:date>
    <dc:creator>James Lombardi</dc:creator>
    <meta:editing-duration>PT3H52M53S</meta:editing-duration>
    <meta:editing-cycles>3</meta:editing-cycles>
    <meta:generator>OpenOffice/4.1.0$Win32 OpenOffice.org_project/410m18$Build-9764</meta:generator>
    <meta:document-statistic meta:table-count="0" meta:image-count="0" meta:object-count="0" meta:page-count="3" meta:paragraph-count="18" meta:word-count="1451" meta:character-count="9907"/>
  </office:meta>
</office:document-meta>
</file>